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1" style:family="text">
      <style:text-properties fo:color="#333333"/>
    </style:style>
    <style:style style:name="T2" style:family="text">
      <style:text-properties fo:color="#333333" fo:font-style="italic" style:font-style-asian="italic" style:font-style-complex="italic"/>
    </style:style>
    <style:style style:name="T3" style:family="text">
      <style:text-properties fo:color="#333333"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llectual property is defined as “<text:bookmark text:name="hotword14"/><text:bookmark text:name="hotword13"/><text:bookmark text:name="hotword12"/><text:span text:style-name="T1">property</text:span> <text:bookmark text:name="hotword11"/><text:span text:style-name="T1">that</text:span> <text:bookmark text:name="hotword10"/><text:span text:style-name="T1">results</text:span> <text:bookmark text:name="hotword9"/><text:span text:style-name="T1">from</text:span> <text:bookmark text:name="hotword8"/><text:span text:style-name="T1">original</text:span> <text:bookmark text:name="hotword7"/><text:span text:style-name="T1">creative</text:span> <text:bookmark text:name="hotword6"/>thought, <text:bookmark text:name="hotword5"/>as <text:bookmark text:name="hotword4"/><text:span text:style-name="T1">patents,</text:span> <text:bookmark text:name="hotword3"/>copyright <text:bookmark text:name="hotword2"/><text:span text:style-name="T1">material,</text:span> <text:bookmark text:name="hotword1"/>and <text:bookmark text:name="hotword"/><text:span text:style-name="T1">trademarks.” This soley means whatever someone creates something from his or her own mind is intellectual property. Having stated this whenever a person creates a type of document, for example this paper, would be considered intellectual property. This neglects the medium that it is created on or created with as long as other ideas that are intertwined are cited and created for. As such when a programmer creates a certain program on any given machine that is from their creative mind then the intellectual property belongs to the creator. Though questions arise when a creative mind works for a for-profit corporation. </text:span></text:p>
      <text:p text:style-name="Standard"><text:span text:style-name="T1">When a creative mind creates a document for a for-profit corporation who do the rights belong to of the intellectual property? The intellectual property still is owned by the creative mind though, working for a given corporation the creative mind will have to, or most likely sign a non-disclosure contract which then limits the employee from disclosing any trade secrets or any previous intellectual property that the corporation owns including their own. The issue with intellectual property being stolen lies somewhere with the employees that create the intellectual property. In the article </text:span><text:span text:style-name="T2">Data theft from firms topped a trillion dollars in 2008: study </text:span><text:span text:style-name="T3">it is stated that “[a] <text:s/>number of financially challenged employees are using their corporate data access to steal vital information”. </text:span><text:span text:style-name="T1"><text:line-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obal Guerrero</meta:initial-creator>
    <meta:creation-date>2012-02-03T15:43:27.97</meta:creation-date>
    <dc:date>2012-02-03T17:00:37.17</dc:date>
    <dc:creator>Cristobal Guerrero</dc:creator>
    <meta:editing-duration>PT1H17M11S</meta:editing-duration>
    <meta:editing-cycles>3</meta:editing-cycles>
    <meta:generator>OpenOffice.org/3.3$Win32 OpenOffice.org_project/330m20$Build-9567</meta:generator>
    <meta:document-statistic meta:table-count="0" meta:image-count="0" meta:object-count="0" meta:page-count="1" meta:paragraph-count="2" meta:word-count="243" meta:character-count="1544"/>
  </office:meta>
</office:document-meta>
</file>